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/>
    </style:style>
    <style:style style:name="Table1.A" style:family="table-column">
      <style:table-column-properties style:column-width="4.881cm" style:rel-column-width="10915*"/>
    </style:style>
    <style:style style:name="Table1.B" style:family="table-column">
      <style:table-column-properties style:column-width="4.884cm" style:rel-column-width="10923*"/>
    </style:style>
    <style:style style:name="Table1.C" style:family="table-column">
      <style:table-column-properties style:column-width="6.373cm" style:rel-column-width="14253*"/>
    </style:style>
    <style:style style:name="Table1.D" style:family="table-column">
      <style:table-column-properties style:column-width="13.166cm" style:rel-column-width="29444*"/>
    </style:style>
    <style:style style:name="Table1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1.B1" style:family="table-cell">
      <style:table-cell-properties fo:padding="0.049cm" fo:border-left="none" fo:border-right="none" fo:border-top="0.018cm solid #ffffff" fo:border-bottom="0.018cm solid #ffffff"/>
    </style:style>
    <style:style style:name="Table1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1.D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6cm" style:rel-column-width="3429*"/>
    </style:style>
    <style:style style:name="Table2.B" style:family="table-column">
      <style:table-column-properties style:column-width="0.332cm" style:rel-column-width="760*"/>
    </style:style>
    <style:style style:name="Table2.C" style:family="table-column">
      <style:table-column-properties style:column-width="2.23cm" style:rel-column-width="5111*"/>
    </style:style>
    <style:style style:name="Table2.G" style:family="table-column">
      <style:table-column-properties style:column-width="2.228cm" style:rel-column-width="5107*"/>
    </style:style>
    <style:style style:name="Table2.N" style:family="table-column">
      <style:table-column-properties style:column-width="2.238cm" style:rel-column-width="5133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M3" style:family="table-cell">
      <style:table-cell-properties style:vertical-align="middle" fo:background-color="#ffcc99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/>
    </style:style>
    <style:style style:name="Table4.A" style:family="table-column">
      <style:table-column-properties style:column-width="8.89cm" style:rel-column-width="19883*"/>
    </style:style>
    <style:style style:name="Table4.B" style:family="table-column">
      <style:table-column-properties style:column-width="10.345cm" style:rel-column-width="23137*"/>
    </style:style>
    <style:style style:name="Table4.C" style:family="table-column">
      <style:table-column-properties style:column-width="10.067cm" style:rel-column-width="2251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29.302cm" table:align="margins"/>
    </style:style>
    <style:style style:name="Table3.A" style:family="table-column">
      <style:table-column-properties style:column-width="4.881cm" style:rel-column-width="10915*"/>
    </style:style>
    <style:style style:name="Table3.B" style:family="table-column">
      <style:table-column-properties style:column-width="4.884cm" style:rel-column-width="10923*"/>
    </style:style>
    <style:style style:name="Table3.C" style:family="table-column">
      <style:table-column-properties style:column-width="6.373cm" style:rel-column-width="14253*"/>
    </style:style>
    <style:style style:name="Table3.D" style:family="table-column">
      <style:table-column-properties style:column-width="13.166cm" style:rel-column-width="29444*"/>
    </style:style>
    <style:style style:name="Table3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3.B1" style:family="table-cell">
      <style:table-cell-properties fo:padding="0.049cm" fo:border-left="none" fo:border-right="none" fo:border-top="0.018cm solid #ffffff" fo:border-bottom="0.018cm solid #ffffff"/>
    </style:style>
    <style:style style:name="Table3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3.D1" style:family="table-cell">
      <style:table-cell-properties fo:padding="0cm" fo:border="none"/>
    </style:style>
    <style:style style:name="Table3.2" style:family="table-row">
      <style:table-row-properties style:min-row-height="7.646cm"/>
    </style:style>
    <style:style style:name="Table5" style:family="table" style:master-page-name="">
      <style:table-properties style:width="28.584cm" fo:margin-left="0.404cm" fo:margin-right="0.31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96cm" style:rel-column-width="3429*"/>
    </style:style>
    <style:style style:name="Table5.B" style:family="table-column">
      <style:table-column-properties style:column-width="0.332cm" style:rel-column-width="760*"/>
    </style:style>
    <style:style style:name="Table5.C" style:family="table-column">
      <style:table-column-properties style:column-width="2.23cm" style:rel-column-width="5111*"/>
    </style:style>
    <style:style style:name="Table5.G" style:family="table-column">
      <style:table-column-properties style:column-width="2.228cm" style:rel-column-width="5107*"/>
    </style:style>
    <style:style style:name="Table5.N" style:family="table-column">
      <style:table-column-properties style:column-width="2.238cm" style:rel-column-width="5133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0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5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5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5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M3" style:family="table-cell">
      <style:table-cell-properties style:vertical-align="middle" fo:background-color="#ffcc99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5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5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5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5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5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6" style:family="table">
      <style:table-properties style:width="29.302cm" table:align="margins"/>
    </style:style>
    <style:style style:name="Table6.A" style:family="table-column">
      <style:table-column-properties style:column-width="8.89cm" style:rel-column-width="19883*"/>
    </style:style>
    <style:style style:name="Table6.B" style:family="table-column">
      <style:table-column-properties style:column-width="10.345cm" style:rel-column-width="23137*"/>
    </style:style>
    <style:style style:name="Table6.C" style:family="table-column">
      <style:table-column-properties style:column-width="10.067cm" style:rel-column-width="2251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2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1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3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fo:font-weight="normal" style:font-name-asian="Franklin Gothic Medium" style:font-size-asian="18pt" style:font-weight-asian="normal" style:font-name-complex="Franklin Gothic Medium" style:font-size-complex="18pt" style:font-weight-complex="normal"/>
    </style:style>
    <style:style style:name="P4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7pt" fo:font-weight="normal" style:font-name-asian="Franklin Gothic Medium" style:font-size-asian="7pt" style:font-weight-asian="normal" style:font-name-complex="Franklin Gothic Medium" style:font-size-complex="7pt" style:font-weight-complex="normal"/>
    </style:style>
    <style:style style:name="P5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6" style:family="paragraph" style:parent-style-name="Standard">
      <style:paragraph-properties fo:margin-top="0cm" fo:margin-bottom="0.011cm" fo:text-align="center" style:justify-single-word="false" style:shadow="none"/>
      <style:text-properties style:font-name="Franklin Gothic Medium1" fo:font-size="8pt" style:font-size-asian="8pt" style:font-size-complex="8pt"/>
    </style:style>
    <style:style style:name="P7" style:family="paragraph" style:parent-style-name="Standard">
      <style:text-properties style:font-name="Franklin Gothic Medium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#99ccff" style:font-size-asian="8.5pt" style:font-style-asian="italic" style:font-size-complex="8.5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Franklin Gothic Medium" fo:font-size="10pt" fo:font-style="normal" fo:font-weight="normal" style:font-name-asian="Franklin Gothic Medium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2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T1" style:family="text">
      <style:text-properties style:font-name="Franklin Gothic Medium"/>
    </style:style>
    <style:style style:name="T2" style:family="text">
      <style:text-properties style:font-name="Franklin Gothic Medium" fo:font-weight="normal" style:font-name-asian="Franklin Gothic Medium" style:font-weight-asian="normal" style:font-name-complex="Franklin Gothic Medium" style:font-weight-complex="normal"/>
    </style:style>
    <style:style style:name="T3" style:family="text">
      <style:text-properties style:font-name="Franklin Gothic Medium" style:font-name-asian="Franklin Gothic Medium" style:font-name-complex="Franklin Gothic Medium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Preset Patch</text:p>
            <text:p text:style-name="P25">(Hold MODE Button)</text:p>
          </table:table-cell>
          <table:table-cell table:style-name="Table1.B1" office:value-type="string">
            <text:p text:style-name="P23"><text:span text:style-name="T4">Command</text:span> </text:p>
            <text:p text:style-name="P23">(Hold MODE Button)</text:p>
          </table:table-cell>
          <table:table-cell table:style-name="Table1.C1" office:value-type="string">
            <text:p text:style-name="P19">Toggle <text:span text:style-name="T5">Setting</text:span> (Hold MODE Button)</text:p>
            <text:p text:style-name="P19">Single blink <text:span text:style-name="T4">OFF</text:span>, Double blink <text:span text:style-name="T4">ON</text:span></text:p>
          </table:table-cell>
          <table:table-cell table:style-name="Table1.D1" office:value-type="string">
            <text:p text:style-name="P3">LE STRUM QUICK REF V1.2/1.3</text:p>
          </table:table-cell>
        </table:table-row>
        <table:table-row table:style-name="Table1.2">
          <table:table-cell table:style-name="Table1.D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column table:style-name="Table2.C" table:number-columns-repeated="4"/>
              <table:table-column table:style-name="Table2.G"/>
              <table:table-column table:style-name="Table2.C"/>
              <table:table-column table:style-name="Table2.N"/>
              <table:table-row table:style-name="Table2.1">
                <table:table-cell table:style-name="Table2.A1" table:number-columns-spanned="14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14"/>
                </table:table-cell>
                <table:table-cell table:style-name="Table2.B2" office:value-type="string">
                  <text:p text:style-name="P12"/>
                </table:table-cell>
                <table:table-cell table:style-name="Table2.C2" office:value-type="string">
                  <text:p text:style-name="P11">C</text:p>
                </table:table-cell>
                <table:table-cell table:style-name="Table2.D2" office:value-type="string">
                  <text:p text:style-name="P20">C#</text:p>
                </table:table-cell>
                <table:table-cell table:style-name="Table2.D2" office:value-type="string">
                  <text:p text:style-name="P11">D</text:p>
                </table:table-cell>
                <table:table-cell table:style-name="Table2.C2" office:value-type="string">
                  <text:p text:style-name="P20">D#</text:p>
                </table:table-cell>
                <table:table-cell table:style-name="Table2.C2" office:value-type="string">
                  <text:p text:style-name="P11">E</text:p>
                </table:table-cell>
                <table:table-cell table:style-name="Table2.H2" office:value-type="float" office:value="42005">
                  <text:p text:style-name="P11">F</text:p>
                </table:table-cell>
                <table:table-cell table:style-name="Table2.C2" office:value-type="string">
                  <text:p text:style-name="P20">F#</text:p>
                </table:table-cell>
                <table:table-cell table:style-name="Table2.C2" office:value-type="string">
                  <text:p text:style-name="P22">G</text:p>
                </table:table-cell>
                <table:table-cell table:style-name="Table2.C2" office:value-type="string">
                  <text:p text:style-name="P21">G#</text:p>
                </table:table-cell>
                <table:table-cell table:style-name="Table2.C2" office:value-type="string">
                  <text:p text:style-name="P11">A</text:p>
                </table:table-cell>
                <table:table-cell table:style-name="Table2.C2" office:value-type="string">
                  <text:p text:style-name="P20">A#</text:p>
                </table:table-cell>
                <table:table-cell table:style-name="Table2.C2" office:value-type="string">
                  <text:p text:style-name="P22">B</text:p>
                </table:table-cell>
              </table:table-row>
              <table:table-row table:style-name="Table2.1">
                <table:table-cell table:style-name="Table2.B2" office:value-type="string">
                  <text:p text:style-name="P13">MAJ</text:p>
                </table:table-cell>
                <table:table-cell table:style-name="Table2.A1">
                  <text:p text:style-name="P10"/>
                </table:table-cell>
                <table:table-cell table:style-name="Table2.C3" office:value-type="string">
                  <text:p text:style-name="P15">Basic </text:p>
                  <text:p text:style-name="P15">Strum</text:p>
                  <text:p text:style-name="P15">Mode</text:p>
                </table:table-cell>
                <table:table-cell table:style-name="Table2.D3" office:value-type="string">
                  <text:p text:style-name="P15"/>
                </table:table-cell>
                <table:table-cell table:style-name="Table2.E3" office:value-type="string">
                  <text:p text:style-name="P15">Guitar </text:p>
                  <text:p text:style-name="P15">Strum</text:p>
                  <text:p text:style-name="P15">Mode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15">Guitar </text:p>
                  <text:p text:style-name="P15">Sustain</text:p>
                  <text:p text:style-name="P15">Mode</text:p>
                </table:table-cell>
                <table:table-cell table:style-name="Table2.C3" office:value-type="string">
                  <text:p text:style-name="P15">Organ Buttons</text:p>
                  <text:p text:style-name="P15">Mode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28">Organ</text:p>
                  <text:p text:style-name="P28">Buttons</text:p>
                  <text:p text:style-name="P28"><text:s/>with Adds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15">Organ Buttons with Adds/Retrig</text:p>
                </table:table-cell>
                <table:table-cell table:style-name="Table2.M3" office:value-type="string">
                  <text:p text:style-name="P24">Toggle Strum Direction</text:p>
                </table:table-cell>
                <table:table-cell table:style-name="Table2.N3" office:value-type="string">
                  <text:p text:style-name="P28">Load User Patch From </text:p>
                  <text:p text:style-name="P28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MIN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16">Play Note</text:p>
                  <text:p text:style-name="P16">On Contact Make</text:p>
                </table:table-cell>
                <table:table-cell table:style-name="Table2.D4" office:value-type="string">
                  <text:p text:style-name="P16">Play Note</text:p>
                  <text:p text:style-name="P16">On Contact Break</text:p>
                </table:table-cell>
                <table:table-cell table:style-name="Table2.D4" office:value-type="string">
                  <text:p text:style-name="P16">Guitar </text:p>
                  <text:p text:style-name="P16">Open Chord </text:p>
                  <text:p text:style-name="P16">Voicing</text:p>
                </table:table-cell>
                <table:table-cell table:style-name="Table2.C4" office:value-type="string">
                  <text:p text:style-name="P27">Added Notes (Sus4/6/9)</text:p>
                  <text:p text:style-name="P27"/>
                </table:table-cell>
                <table:table-cell table:style-name="Table2.C4" office:value-type="string">
                  <text:p text:style-name="P16">Sustain Chord Until Next Chord</text:p>
                </table:table-cell>
                <table:table-cell table:style-name="Table2.C4" office:value-type="string">
                  <text:p text:style-name="P16">Chromatic Scale On Pads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I4" office:value-type="string">
                  <text:p text:style-name="P16"/>
                </table:table-cell>
                <table:table-cell table:style-name="Table2.I4" office:value-type="string">
                  <text:p text:style-name="P17"/>
                </table:table-cell>
                <table:table-cell table:style-name="Table2.C4" office:value-type="string">
                  <text:p text:style-name="P16">Enable Organ Buttons On MIDI Ch 2</text:p>
                </table:table-cell>
                <table:table-cell table:style-name="Table2.C4" office:value-type="string">
                  <text:p text:style-name="P16">Sustain O/B Until Next Chord</text:p>
                </table:table-cell>
                <table:table-cell table:style-name="Table2.N4" office:value-type="string">
                  <text:p text:style-name="P15">Save User Patch To </text:p>
                  <text:p text:style-name="P15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DOM7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16">Damp Note</text:p>
                  <text:p text:style-name="P16">On Contact Make</text:p>
                </table:table-cell>
                <table:table-cell table:style-name="Table2.D4" office:value-type="string">
                  <text:p text:style-name="P16">Damp Note</text:p>
                  <text:p text:style-name="P27">On Contact Break</text:p>
                </table:table-cell>
                <table:table-cell table:style-name="Table2.D4" office:value-type="string">
                  <text:p text:style-name="P16">Repeat Guitar Chord At</text:p>
                  <text:p text:style-name="P16">+1 Octave</text:p>
                </table:table-cell>
                <table:table-cell table:style-name="Table2.C4" office:value-type="string">
                  <text:p text:style-name="P16">Map Guitar Chord Bass Notes</text:p>
                </table:table-cell>
                <table:table-cell table:style-name="Table2.C4" office:value-type="string">
                  <text:p text:style-name="P16">Common Notes Sustain On Change</text:p>
                </table:table-cell>
                <table:table-cell table:style-name="Table2.C4" office:value-type="string">
                  <text:p text:style-name="P16">Diatonic</text:p>
                  <text:p text:style-name="P16">Scale On Pads</text:p>
                </table:table-cell>
                <table:table-cell table:style-name="Table2.C4" office:value-type="string">
                  <text:p text:style-name="P16">Pentatonic</text:p>
                  <text:p text:style-name="P16">Scale On Pads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I4" office:value-type="string">
                  <text:p text:style-name="P17"/>
                </table:table-cell>
                <table:table-cell table:style-name="Table2.I4" office:value-type="string">
                  <text:p text:style-name="P16"/>
                </table:table-cell>
                <table:table-cell table:style-name="Table2.C4" office:value-type="string">
                  <text:p text:style-name="P16">Common Notes Sustain On O/B</text:p>
                </table:table-cell>
                <table:table-cell table:style-name="Table2.N4" office:value-type="string">
                  <text:p text:style-name="P24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10"/>
                </table:table-cell>
                <table:table-cell table:style-name="Table2.B4">
                  <text:p text:style-name="P10"/>
                </table:table-cell>
                <table:table-cell table:style-name="Table2.I4" office:value-type="string">
                  <text:p text:style-name="P22">C</text:p>
                </table:table-cell>
                <table:table-cell table:style-name="Table2.D6" office:value-type="string">
                  <text:p text:style-name="P20">C#</text:p>
                </table:table-cell>
                <table:table-cell table:style-name="Table2.D6" office:value-type="string">
                  <text:p text:style-name="P22">D</text:p>
                </table:table-cell>
                <table:table-cell table:style-name="Table2.I4" office:value-type="string">
                  <text:p text:style-name="P20">D#</text:p>
                </table:table-cell>
                <table:table-cell table:style-name="Table2.I4" office:value-type="string">
                  <text:p text:style-name="P22">E</text:p>
                </table:table-cell>
                <table:table-cell table:style-name="Table2.H6" office:value-type="float" office:value="42005">
                  <text:p text:style-name="P22">F</text:p>
                </table:table-cell>
                <table:table-cell table:style-name="Table2.I4" office:value-type="string">
                  <text:p text:style-name="P20">F#</text:p>
                </table:table-cell>
                <table:table-cell table:style-name="Table2.I4" office:value-type="string">
                  <text:p text:style-name="P22">G</text:p>
                </table:table-cell>
                <table:table-cell table:style-name="Table2.I4" office:value-type="string">
                  <text:p text:style-name="P21">G#</text:p>
                </table:table-cell>
                <table:table-cell table:style-name="Table2.I4" office:value-type="string">
                  <text:p text:style-name="P22">A</text:p>
                </table:table-cell>
                <table:table-cell table:style-name="Table2.I4" office:value-type="string">
                  <text:p text:style-name="P20">A#</text:p>
                </table:table-cell>
                <table:table-cell table:style-name="Table2.N6" office:value-type="string">
                  <text:p text:style-name="P22">B</text:p>
                </table:table-cell>
              </table:table-row>
            </table:table>
            <text:p text:style-name="P4"><text:s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8">Special Chord Button Combinations</text:p>
                  <text:p text:style-name="P9"><text:span text:style-name="T2">●</text:span><text:span text:style-name="T2"> </text:span>MAJ + DOM7 = <text:span text:style-name="T4">Major Seventh</text:span> Chord</text:p>
                  <text:p text:style-name="P9"><text:span text:style-name="T2">●</text:span><text:span text:style-name="T2"> </text:span>MIN + DOM7 = <text:span text:style-name="T4">Minor Seventh</text:span> Chord</text:p>
                  <text:p text:style-name="P9"><text:span text:style-name="T2">●</text:span><text:span text:style-name="T2"> </text:span>MAJ + MIN = <text:span text:style-name="T4">Diminished</text:span> Triad</text:p>
                  <text:p text:style-name="P9"><text:span text:style-name="T2">●</text:span><text:span text:style-name="T2"> </text:span>MAJ + MIN + DOM7 = <text:span text:style-name="T4">Augmented</text:span> Triad</text:p>
                </table:table-cell>
                <table:table-cell table:style-name="Table4.A1" office:value-type="string">
                  <text:p text:style-name="P8">Added Notes (When enabled by Mode)</text:p>
                  <text:p text:style-name="P9"><text:span text:style-name="T2">●</text:span><text:span text:style-name="T2"> </text:span>Hold chord and press top row button to right =<text:span text:style-name="T4"> Sus 4</text:span></text:p>
                  <text:p text:style-name="P9"><text:span text:style-name="T2">●</text:span><text:span text:style-name="T2"> </text:span>Hold chord and press middle row button to right = <text:span text:style-name="T4">Add 6</text:span></text:p>
                  <text:p text:style-name="P9"><text:span text:style-name="T2">●</text:span><text:span text:style-name="T2"> </text:span>Hold chord and press bottom row button to right = <text:span text:style-name="T4">Add 2/9</text:span></text:p>
                  <text:p text:style-name="P18"/>
                </table:table-cell>
                <table:table-cell table:style-name="Table4.A1" office:value-type="string">
                  <text:p text:style-name="P5"><text:span text:style-name="T3">●</text:span> Hold MODE and touch a pad with the stylus to set <text:span text:style-name="T4">MIDI velocity</text:span></text:p>
                  <text:p text:style-name="P2"><text:span text:style-name="T3">●</text:span><text:span text:style-name="T1"> </text:span>Hold MODE at startup to view <text:span text:style-name="T4">firmware version</text:span>. LED flashes major version digit, short blink, <text:s/>minor version digit, short blink</text:p>
                  <text:p text:style-name="P5">● Strum output on MIDI channel 1 at controllable velocity</text:p>
                  <text:p text:style-name="P5">● Organ button output on MIDI channel 2 at full velocity</text:p>
                </table:table-cell>
              </table:table-row>
            </table:table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Preset Patch</text:p>
            <text:p text:style-name="P25">(Hold MODE Button)</text:p>
          </table:table-cell>
          <table:table-cell table:style-name="Table3.B1" office:value-type="string">
            <text:p text:style-name="P23"><text:span text:style-name="T4">Command</text:span> </text:p>
            <text:p text:style-name="P23">(Hold MODE Button)</text:p>
          </table:table-cell>
          <table:table-cell table:style-name="Table3.C1" office:value-type="string">
            <text:p text:style-name="P19">Toggle <text:span text:style-name="T5">Setting</text:span> (Hold MODE Button)</text:p>
            <text:p text:style-name="P19">Single blink <text:span text:style-name="T4">OFF</text:span>, Double blink <text:span text:style-name="T4">ON</text:span></text:p>
          </table:table-cell>
          <table:table-cell table:style-name="Table3.D1" office:value-type="string">
            <text:p text:style-name="P3">LE STRUM QUICK REF V1.2/1.3</text:p>
          </table:table-cell>
        </table:table-row>
        <table:table-row table:style-name="Table3.2">
          <table:table-cell table:style-name="Table3.D1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4"/>
              <table:table-column table:style-name="Table5.G"/>
              <table:table-column table:style-name="Table5.C" table:number-columns-repeated="4"/>
              <table:table-column table:style-name="Table5.G"/>
              <table:table-column table:style-name="Table5.C"/>
              <table:table-column table:style-name="Table5.N"/>
              <table:table-row table:style-name="Table5.1">
                <table:table-cell table:style-name="Table5.A1" table:number-columns-spanned="14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1">
                  <text:p text:style-name="P14"/>
                </table:table-cell>
                <table:table-cell table:style-name="Table5.B2" office:value-type="string">
                  <text:p text:style-name="P12"/>
                </table:table-cell>
                <table:table-cell table:style-name="Table5.C2" office:value-type="string">
                  <text:p text:style-name="P11">C</text:p>
                </table:table-cell>
                <table:table-cell table:style-name="Table5.D2" office:value-type="string">
                  <text:p text:style-name="P20">C#</text:p>
                </table:table-cell>
                <table:table-cell table:style-name="Table5.D2" office:value-type="string">
                  <text:p text:style-name="P11">D</text:p>
                </table:table-cell>
                <table:table-cell table:style-name="Table5.C2" office:value-type="string">
                  <text:p text:style-name="P20">D#</text:p>
                </table:table-cell>
                <table:table-cell table:style-name="Table5.C2" office:value-type="string">
                  <text:p text:style-name="P11">E</text:p>
                </table:table-cell>
                <table:table-cell table:style-name="Table5.H2" office:value-type="float" office:value="42005">
                  <text:p text:style-name="P11">F</text:p>
                </table:table-cell>
                <table:table-cell table:style-name="Table5.C2" office:value-type="string">
                  <text:p text:style-name="P20">F#</text:p>
                </table:table-cell>
                <table:table-cell table:style-name="Table5.C2" office:value-type="string">
                  <text:p text:style-name="P22">G</text:p>
                </table:table-cell>
                <table:table-cell table:style-name="Table5.C2" office:value-type="string">
                  <text:p text:style-name="P21">G#</text:p>
                </table:table-cell>
                <table:table-cell table:style-name="Table5.C2" office:value-type="string">
                  <text:p text:style-name="P11">A</text:p>
                </table:table-cell>
                <table:table-cell table:style-name="Table5.C2" office:value-type="string">
                  <text:p text:style-name="P20">A#</text:p>
                </table:table-cell>
                <table:table-cell table:style-name="Table5.C2" office:value-type="string">
                  <text:p text:style-name="P22">B</text:p>
                </table:table-cell>
              </table:table-row>
              <table:table-row table:style-name="Table5.1">
                <table:table-cell table:style-name="Table5.B2" office:value-type="string">
                  <text:p text:style-name="P13">MAJ</text:p>
                </table:table-cell>
                <table:table-cell table:style-name="Table5.A1">
                  <text:p text:style-name="P10"/>
                </table:table-cell>
                <table:table-cell table:style-name="Table5.C3" office:value-type="string">
                  <text:p text:style-name="P15">Basic </text:p>
                  <text:p text:style-name="P15">Strum</text:p>
                  <text:p text:style-name="P15">Mode</text:p>
                </table:table-cell>
                <table:table-cell table:style-name="Table5.D3" office:value-type="string">
                  <text:p text:style-name="P15"/>
                </table:table-cell>
                <table:table-cell table:style-name="Table5.E3" office:value-type="string">
                  <text:p text:style-name="P15">Guitar </text:p>
                  <text:p text:style-name="P15">Strum</text:p>
                  <text:p text:style-name="P15">Mode</text:p>
                </table:table-cell>
                <table:table-cell table:style-name="Table5.F3" office:value-type="string">
                  <text:p text:style-name="P15"/>
                </table:table-cell>
                <table:table-cell table:style-name="Table5.C3" office:value-type="string">
                  <text:p text:style-name="P15">Guitar </text:p>
                  <text:p text:style-name="P15">Sustain</text:p>
                  <text:p text:style-name="P15">Mode</text:p>
                </table:table-cell>
                <table:table-cell table:style-name="Table5.C3" office:value-type="string">
                  <text:p text:style-name="P15">Organ Buttons</text:p>
                  <text:p text:style-name="P15">Mode</text:p>
                </table:table-cell>
                <table:table-cell table:style-name="Table5.F3" office:value-type="string">
                  <text:p text:style-name="P15"/>
                </table:table-cell>
                <table:table-cell table:style-name="Table5.C3" office:value-type="string">
                  <text:p text:style-name="P28">Organ</text:p>
                  <text:p text:style-name="P28">Buttons</text:p>
                  <text:p text:style-name="P28"><text:s/>with Adds</text:p>
                </table:table-cell>
                <table:table-cell table:style-name="Table5.F3" office:value-type="string">
                  <text:p text:style-name="P15"/>
                </table:table-cell>
                <table:table-cell table:style-name="Table5.C3" office:value-type="string">
                  <text:p text:style-name="P15">Organ Buttons with Adds/Retrig</text:p>
                </table:table-cell>
                <table:table-cell table:style-name="Table5.M3" office:value-type="string">
                  <text:p text:style-name="P24">Toggle Strum Direction</text:p>
                </table:table-cell>
                <table:table-cell table:style-name="Table5.N3" office:value-type="string">
                  <text:p text:style-name="P28">Load User Patch From </text:p>
                  <text:p text:style-name="P28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13">MIN</text:p>
                </table:table-cell>
                <table:table-cell table:style-name="Table5.B4">
                  <text:p text:style-name="P10"/>
                </table:table-cell>
                <table:table-cell table:style-name="Table5.C4" office:value-type="string">
                  <text:p text:style-name="P16">Play Note</text:p>
                  <text:p text:style-name="P16">On Contact Make</text:p>
                </table:table-cell>
                <table:table-cell table:style-name="Table5.D4" office:value-type="string">
                  <text:p text:style-name="P16">Play Note</text:p>
                  <text:p text:style-name="P16">On Contact Break</text:p>
                </table:table-cell>
                <table:table-cell table:style-name="Table5.D4" office:value-type="string">
                  <text:p text:style-name="P16">Guitar </text:p>
                  <text:p text:style-name="P16">Open Chord </text:p>
                  <text:p text:style-name="P16">Voicing</text:p>
                </table:table-cell>
                <table:table-cell table:style-name="Table5.C4" office:value-type="string">
                  <text:p text:style-name="P27">Added Notes (Sus4/6/9)</text:p>
                  <text:p text:style-name="P27"/>
                </table:table-cell>
                <table:table-cell table:style-name="Table5.C4" office:value-type="string">
                  <text:p text:style-name="P16">Sustain Chord Until Next Chord</text:p>
                </table:table-cell>
                <table:table-cell table:style-name="Table5.C4" office:value-type="string">
                  <text:p text:style-name="P16">Chromatic Scale On Pads</text:p>
                </table:table-cell>
                <table:table-cell table:style-name="Table5.I4" office:value-type="string">
                  <text:p text:style-name="P16"/>
                </table:table-cell>
                <table:table-cell table:style-name="Table5.I4" office:value-type="string">
                  <text:p text:style-name="P16"/>
                </table:table-cell>
                <table:table-cell table:style-name="Table5.I4" office:value-type="string">
                  <text:p text:style-name="P17"/>
                </table:table-cell>
                <table:table-cell table:style-name="Table5.C4" office:value-type="string">
                  <text:p text:style-name="P16">Enable Organ Buttons On MIDI Ch 2</text:p>
                </table:table-cell>
                <table:table-cell table:style-name="Table5.C4" office:value-type="string">
                  <text:p text:style-name="P16">Sustain O/B Until Next Chord</text:p>
                </table:table-cell>
                <table:table-cell table:style-name="Table5.N4" office:value-type="string">
                  <text:p text:style-name="P15">Save User Patch To </text:p>
                  <text:p text:style-name="P15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13">DOM7</text:p>
                </table:table-cell>
                <table:table-cell table:style-name="Table5.B4">
                  <text:p text:style-name="P10"/>
                </table:table-cell>
                <table:table-cell table:style-name="Table5.C4" office:value-type="string">
                  <text:p text:style-name="P16">Damp Note</text:p>
                  <text:p text:style-name="P16">On Contact Make</text:p>
                </table:table-cell>
                <table:table-cell table:style-name="Table5.D4" office:value-type="string">
                  <text:p text:style-name="P16">Damp Note</text:p>
                  <text:p text:style-name="P27">On Contact Break</text:p>
                </table:table-cell>
                <table:table-cell table:style-name="Table5.D4" office:value-type="string">
                  <text:p text:style-name="P16">Repeat Guitar Chord At</text:p>
                  <text:p text:style-name="P16">+1 Octave</text:p>
                </table:table-cell>
                <table:table-cell table:style-name="Table5.C4" office:value-type="string">
                  <text:p text:style-name="P16">Map Guitar Chord Bass Notes</text:p>
                </table:table-cell>
                <table:table-cell table:style-name="Table5.C4" office:value-type="string">
                  <text:p text:style-name="P16">Common Notes Sustain On Change</text:p>
                </table:table-cell>
                <table:table-cell table:style-name="Table5.C4" office:value-type="string">
                  <text:p text:style-name="P16">Diatonic</text:p>
                  <text:p text:style-name="P16">Scale On Pads</text:p>
                </table:table-cell>
                <table:table-cell table:style-name="Table5.C4" office:value-type="string">
                  <text:p text:style-name="P16">Pentatonic</text:p>
                  <text:p text:style-name="P16">Scale On Pads</text:p>
                </table:table-cell>
                <table:table-cell table:style-name="Table5.I4" office:value-type="string">
                  <text:p text:style-name="P16"/>
                </table:table-cell>
                <table:table-cell table:style-name="Table5.I4" office:value-type="string">
                  <text:p text:style-name="P17"/>
                </table:table-cell>
                <table:table-cell table:style-name="Table5.I4" office:value-type="string">
                  <text:p text:style-name="P16"/>
                </table:table-cell>
                <table:table-cell table:style-name="Table5.C4" office:value-type="string">
                  <text:p text:style-name="P16">Common Notes Sustain On O/B</text:p>
                </table:table-cell>
                <table:table-cell table:style-name="Table5.N4" office:value-type="string">
                  <text:p text:style-name="P24">MIDI Panic (All Notes Off)</text:p>
                </table:table-cell>
              </table:table-row>
              <table:table-row table:style-name="Table5.1">
                <table:table-cell table:style-name="Table5.A4" office:value-type="string">
                  <text:p text:style-name="P10"/>
                </table:table-cell>
                <table:table-cell table:style-name="Table5.B4">
                  <text:p text:style-name="P10"/>
                </table:table-cell>
                <table:table-cell table:style-name="Table5.I4" office:value-type="string">
                  <text:p text:style-name="P22">C</text:p>
                </table:table-cell>
                <table:table-cell table:style-name="Table5.D6" office:value-type="string">
                  <text:p text:style-name="P20">C#</text:p>
                </table:table-cell>
                <table:table-cell table:style-name="Table5.D6" office:value-type="string">
                  <text:p text:style-name="P22">D</text:p>
                </table:table-cell>
                <table:table-cell table:style-name="Table5.I4" office:value-type="string">
                  <text:p text:style-name="P20">D#</text:p>
                </table:table-cell>
                <table:table-cell table:style-name="Table5.I4" office:value-type="string">
                  <text:p text:style-name="P22">E</text:p>
                </table:table-cell>
                <table:table-cell table:style-name="Table5.H6" office:value-type="float" office:value="42005">
                  <text:p text:style-name="P22">F</text:p>
                </table:table-cell>
                <table:table-cell table:style-name="Table5.I4" office:value-type="string">
                  <text:p text:style-name="P20">F#</text:p>
                </table:table-cell>
                <table:table-cell table:style-name="Table5.I4" office:value-type="string">
                  <text:p text:style-name="P22">G</text:p>
                </table:table-cell>
                <table:table-cell table:style-name="Table5.I4" office:value-type="string">
                  <text:p text:style-name="P21">G#</text:p>
                </table:table-cell>
                <table:table-cell table:style-name="Table5.I4" office:value-type="string">
                  <text:p text:style-name="P22">A</text:p>
                </table:table-cell>
                <table:table-cell table:style-name="Table5.I4" office:value-type="string">
                  <text:p text:style-name="P20">A#</text:p>
                </table:table-cell>
                <table:table-cell table:style-name="Table5.N6" office:value-type="string">
                  <text:p text:style-name="P22">B</text:p>
                </table:table-cell>
              </table:table-row>
            </table:table>
            <text:p text:style-name="P4"><text:s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8">Special Chord Button Combinations</text:p>
                  <text:p text:style-name="P9"><text:span text:style-name="T2">● </text:span>MAJ + DOM7 = <text:span text:style-name="T4">Major Seventh</text:span> Chord</text:p>
                  <text:p text:style-name="P9"><text:span text:style-name="T2">● </text:span>MIN + DOM7 = <text:span text:style-name="T4">Minor Seventh</text:span> Chord</text:p>
                  <text:p text:style-name="P9"><text:span text:style-name="T2">● </text:span>MAJ + MIN = <text:span text:style-name="T4">Diminished</text:span> Triad</text:p>
                  <text:p text:style-name="P9"><text:span text:style-name="T2">● </text:span>MAJ + MIN + DOM7 = <text:span text:style-name="T4">Augmented</text:span> Triad</text:p>
                </table:table-cell>
                <table:table-cell table:style-name="Table6.A1" office:value-type="string">
                  <text:p text:style-name="P8">Added Notes (When enabled by Mode)</text:p>
                  <text:p text:style-name="P9"><text:span text:style-name="T2">● </text:span>Hold chord and press top row button to right =<text:span text:style-name="T4"> Sus 4</text:span></text:p>
                  <text:p text:style-name="P9"><text:span text:style-name="T2">● </text:span>Hold chord and press middle row button to right = <text:span text:style-name="T4">Add 6</text:span></text:p>
                  <text:p text:style-name="P9"><text:span text:style-name="T2">● </text:span>Hold chord and press bottom row button to right = <text:span text:style-name="T4">Add 2/9</text:span></text:p>
                  <text:p text:style-name="P18"/>
                </table:table-cell>
                <table:table-cell table:style-name="Table6.A1" office:value-type="string">
                  <text:p text:style-name="P5">● Hold MODE and touch a pad with the stylus to set <text:span text:style-name="T4">MIDI velocity</text:span></text:p>
                  <text:p text:style-name="P2"><text:span text:style-name="T1">● </text:span>Hold MODE at startup to view <text:span text:style-name="T4">firmware version</text:span>. LED flashes major version digit, short blink, <text:s/>minor version digit, short blink</text:p>
                  <text:p text:style-name="P5">● Strum output on MIDI channel 1 at controllable velocity</text:p>
                  <text:p text:style-name="P5">● Organ button output on MIDI channel 2 at full velocity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12-07T11:16:46.97</dc:date>
    <dc:creator>Jason Hotchkiss</dc:creator>
    <meta:editing-duration>PT08H38M47S</meta:editing-duration>
    <meta:editing-cycles>54</meta:editing-cycles>
    <meta:generator>OpenOffice.org/3.2$Win32 OpenOffice.org_project/320m18$Build-9502</meta:generator>
    <meta:printed-by>Jason Hotchkiss</meta:printed-by>
    <meta:print-date>2013-06-23T19:13:33.32</meta:print-date>
    <meta:document-statistic meta:table-count="6" meta:image-count="0" meta:object-count="0" meta:page-count="1" meta:paragraph-count="188" meta:word-count="608" meta:character-count="3012"/>
  </office:meta>
</office:document-meta>
</file>